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98d" officeooo:paragraph-rsid="0002898d"/>
    </style:style>
    <style:style style:name="P2" style:family="paragraph" style:parent-style-name="Standard">
      <style:text-properties officeooo:rsid="0002898d" officeooo:paragraph-rsid="0003ff95"/>
    </style:style>
    <style:style style:name="P3" style:family="paragraph" style:parent-style-name="Standard">
      <style:text-properties fo:font-variant="normal" fo:text-transform="none" fo:color="#000000" loext:opacity="100%" fo:letter-spacing="normal" fo:font-style="normal" fo:font-weight="normal" officeooo:rsid="000764cc" officeooo:paragraph-rsid="000764cc"/>
    </style:style>
    <style:style style:name="P4" style:family="paragraph" style:parent-style-name="Standard">
      <style:text-properties fo:font-variant="normal" fo:text-transform="none" fo:color="#000000" loext:opacity="100%" fo:letter-spacing="normal" fo:font-style="normal" fo:font-weight="normal" officeooo:rsid="000764cc" officeooo:paragraph-rsid="000aa050"/>
    </style:style>
    <style:style style:name="P5" style:family="paragraph" style:parent-style-name="Standard">
      <style:text-properties fo:font-variant="normal" fo:text-transform="none" fo:color="#000000" loext:opacity="100%" fo:letter-spacing="normal" fo:font-style="normal" fo:font-weight="normal" officeooo:rsid="000d858e" officeooo:paragraph-rsid="000d858e"/>
    </style:style>
    <style:style style:name="T1" style:family="text">
      <style:text-properties officeooo:rsid="0009e143"/>
    </style:style>
    <style:style style:name="T2" style:family="text">
      <style:text-properties officeooo:rsid="000d1cd4"/>
    </style:style>
    <style:style style:name="T3" style:family="text">
      <style:text-properties officeooo:rsid="000d5f83"/>
    </style:style>
    <style:style style:name="T4" style:family="text">
      <style:text-properties officeooo:rsid="000ebd6f"/>
    </style:style>
    <style:style style:name="T5" style:family="text">
      <style:text-properties officeooo:rsid="00116e35"/>
    </style:style>
    <style:style style:name="T6" style:family="text">
      <style:text-properties officeooo:rsid="00129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 to run delphes:</text:p>
      <text:p text:style-name="P1"/>
      <text:p text:style-name="P1">ampudia@ampudia-VirtualBox:~$ cd DelphesTutorial</text:p>
      <text:p text:style-name="P1">ampudia@ampudia-VirtualBox:~/DelphesTutorial$ cd delphes</text:p>
      <text:p text:style-name="P1">ampudia@ampudia-VirtualBox:~/DelphesTutorial/delphes$ ./DelphesHepMC3</text:p>
      <text:p text:style-name="P1"/>
      <text:p text:style-name="P2">ampudia@ampudia-VirtualBox:~/DelphesTutorial/delphes$ ./DelphesHepMC3 cards/delphes_card_CMS.tcl out_aa_fixed_energy_hepmcout.root aa_fixed_energy_hepmcout.dat</text:p>
      <text:p text:style-name="P1"/>
      <text:p text:style-name="P1"/>
      <text:p text:style-name="P3">For another card:</text:p>
      <text:p text:style-name="P3">ampudia@ampudia-VirtualBox:~/DelphesTutorial/delphes/myILC$ ../DelphesHepMC3 dsid-0.0.1/delphes_card_DSiDi.tcl gama.root gama.hepmc <text:s text:c="8"/>/////<text:span text:style-name="T1">Files need to be in myILC folder</text:span></text:p>
      <text:p text:style-name="P3"/>
      <text:p text:style-name="P3"/>
      <text:p text:style-name="P3"/>
      <text:p text:style-name="P3"/>
      <text:p text:style-name="P4">../DelphesHepMC3 dsid-0.0.1/delphes_card_DSiDi.tcl e1E1_A3H1_v05741_iEcm0_scale10000.root e1E1_A3H1_v05741_iEcm0_scale10000.hepmc</text:p>
      <text:p text:style-name="P4"/>
      <text:p text:style-name="P4">hadd <text:span text:style-name="T2">GammaGamma</text:span><text:span text:style-name="T6">bb</text:span><text:span text:style-name="T3">bbqq</text:span><text:span text:style-name="T2">ESpread</text:span><text:span text:style-name="T4">Durham</text:span><text:span text:style-name="T5">All</text:span>.root aa_fixed_energy_bbbb_hepmc_v05741_iEcm0_scale40.root aa_fixed_energy_bbbb_hepmc_v05741_iEcm1_scale40.root aa_fixed_energy_bbbb_hepmc_v05741_iEcm2_scale40.root aa_fixed_energy_bbbb_hepmc_v05741_iEcm3_scale40.root aa_fixed_energy_bbbb_hepmc_v05741_iEcm4_scale40.root aa_fixed_energy_bbbb_hepmc_v05741_iEcm5_scale40.root aa_fixed_energy_bbbb_hepmc_v05741_iEcm6_scale40.root aa_fixed_energy_bbbb_hepmc_v05741_iEcm7_scale40.root aa_fixed_energy_bbbb_hepmc_v05741_iEcm8_scale40.root aa_fixed_energy_bbbb_hepmc_v05741_iEcm9_scale40.root aa_fixed_energy_bbbb_hepmc_v05741_iEcm10_scale40.root aa_fixed_energy_bbbb_hepmc_v05741_iEcm11_scale40.root aa_fixed_energy_bbbb_hepmc_v05741_iEcm12_scale40.root aa_fixed_energy_bbbb_hepmc_v05741_iEcm13_scale40.root aa_fixed_energy_bbbb_hepmc_v05741_iEcm14_scale40.root aa_fixed_energy_bbbb_hepmc_v05741_iEcm15_scale40.root aa_fixed_energy_bbbb_hepmc_v05741_iEcm16_scale40.root aa_fixed_energy_bbbb_hepmc_v05741_iEcm17_scale40.root aa_fixed_energy_bbbb_hepmc_v05741_iEcm18_scale40.root aa_fixed_energy_bbbb_hepmc_v05741_iEcm19_scale40.root aa_fixed_energy_bbbb_hepmc_v05741_iEcm20_scale40.root aa_fixed_energy_bbbb_hepmc_v05741_iEcm21_scale40.root aa_fixed_energy_bbbb_hepmc_v05741_iEcm22_scale40.root aa_fixed_energy_bbbb_hepmc_v05741_iEcm23_scale40.root</text:p>
      <text:p text:style-name="P4"/>
      <text:p text:style-name="P5">hadd GammaGammaHHESpreadDurham.root e1E1_A3H1_FSR_v05741_iEcm0_scale10000.root e1E1_A3H1_FSR_v05741_iEcm1_scale10000.root e1E1_A3H1_FSR_v05741_iEcm2_scale10000.root <text:soft-page-break/>e1E1_A3H1_FSR_v05741_iEcm3_scale10000.root e1E1_A3H1_FSR_v05741_iEcm4_scale10000.root e1E1_A3H1_FSR_v05741_iEcm5_scale10000.root e1E1_A3H1_FSR_v05741_iEcm6_scale10000.root e1E1_A3H1_FSR_v05741_iEcm7_scale10000.root e1E1_A3H1_FSR_v05741_iEcm8_scale10000.root e1E1_A3H1_FSR_v05741_iEcm9_scale10000.root e1E1_A3H1_FSR_v05741_iEcm10_scale10000.root e1E1_A3H1_FSR_v05741_iEcm11_scale10000.root e1E1_A3H1_FSR_v05741_iEcm12_scale10000.root e1E1_A3H1_FSR_v05741_iEcm13_scale10000.root e1E1_A3H1_FSR_v05741_iEcm14_scale10000.root e1E1_A3H1_FSR_v05741_iEcm15_scale10000.root e1E1_A3H1_FSR_v05741_iEcm16_scale10000.root e1E1_A3H1_FSR_v05741_iEcm17_scale10000.root e1E1_A3H1_FSR_v05741_iEcm18_scale10000.root e1E1_A3H1_FSR_v05741_iEcm19_scale10000.root e1E1_A3H1_FSR_v05741_iEcm20_scale10000.root e1E1_A3H1_FSR_v05741_iEcm21_scale10000.root e1E1_A3H1_FSR_v05741_iEcm22_scale10000.root e1E1_A3H1_FSR_v05741_iEcm23_scale10000.roo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6:19:26.388388195</meta:creation-date>
    <dc:date>2024-02-15T17:45:52.084323282</dc:date>
    <meta:editing-duration>PT20H35M5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10" meta:word-count="88" meta:character-count="3086" meta:non-whitespace-character-count="3000"/>
  </office:meta>
</office:document-meta>
</file>